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53C5422B4ACD0942.png" manifest:media-type="image/png"/>
  <manifest:file-entry manifest:full-path="Pictures/10000000000000B3000000A2F2C90B4BEA50482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0.513cm" fo:min-width="12.709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0.513cm" fo:min-width="6.612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513cm" fo:min-width="9.27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81cm" svg:y1="8.812cm" svg:x2="16.875cm" svg:y2="8.812cm">
          <text:p/>
        </draw:line>
        <draw:frame draw:style-name="gr2" draw:text-style-name="P2" draw:layer="layout" svg:width="2.336cm" svg:height="0.962cm" svg:x="17.079cm" svg:y="8.304cm">
          <draw:text-box>
            <text:p>temps</text:p>
          </draw:text-box>
        </draw:frame>
        <draw:custom-shape draw:style-name="gr3" draw:text-style-name="P3" draw:layer="layout" svg:width="13.208cm" svg:height="0.762cm" svg:x="1.635cm" svg:y="3.156cm">
          <text:p/>
          <draw:enhanced-geometry svg:viewBox="0 0 21600 21600" draw:text-areas="0 0 21600 21600" draw:type="pentagon-right" draw:modifiers="19737.451737451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7.111cm" svg:height="0.762cm" svg:x="1.636cm" svg:y="5.157cm">
          <text:p/>
          <draw:enhanced-geometry svg:viewBox="0 0 21600 21600" draw:text-areas="0 0 21600 21600" draw:type="pentagon-right" draw:modifiers="18143.757030371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9.778cm" svg:height="0.762cm" svg:x="1.636cm" svg:y="7.257cm">
          <text:p/>
          <draw:enhanced-geometry svg:viewBox="0 0 21600 21600" draw:text-areas="0 0 21600 21600" draw:type="pentagon-right" draw:modifiers="19084.159934553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4" draw:layer="layout" svg:width="1.778cm" svg:height="1.609cm" svg:x="3.413cm" svg:y="4.54cm">
          <draw:image xlink:href="Pictures/10000000000000B3000000A2F2C90B4BEA50482C.jpg" xlink:type="simple" xlink:show="embed" xlink:actuate="onLoad">
            <text:p/>
          </draw:image>
        </draw:frame>
        <draw:frame draw:style-name="gr6" draw:text-style-name="P4" draw:layer="layout" svg:width="1.778cm" svg:height="1.609cm" svg:x="7.113cm" svg:y="2.641cm">
          <draw:image xlink:href="Pictures/10000000000000B3000000A2F2C90B4BEA50482C.jpg" xlink:type="simple" xlink:show="embed" xlink:actuate="onLoad">
            <text:p/>
          </draw:image>
        </draw:frame>
        <draw:frame draw:style-name="gr6" draw:text-style-name="P4" draw:layer="layout" svg:width="1.778cm" svg:height="1.609cm" svg:x="3.413cm" svg:y="2.441cm">
          <draw:image xlink:href="Pictures/10000000000000B3000000A2F2C90B4BEA50482C.jpg" xlink:type="simple" xlink:show="embed" xlink:actuate="onLoad">
            <text:p/>
          </draw:image>
        </draw:frame>
        <draw:frame draw:style-name="gr6" draw:text-style-name="P4" draw:layer="layout" svg:width="1.778cm" svg:height="1.609cm" svg:x="3.413cm" svg:y="6.542cm">
          <draw:image xlink:href="Pictures/10000000000000B3000000A2F2C90B4BEA50482C.jpg" xlink:type="simple" xlink:show="embed" xlink:actuate="onLoad">
            <text:p/>
          </draw:image>
        </draw:frame>
        <draw:frame draw:style-name="gr6" draw:text-style-name="P4" draw:layer="layout" svg:width="1.778cm" svg:height="1.609cm" svg:x="6.413cm" svg:y="6.543cm">
          <draw:image xlink:href="Pictures/10000000000000B3000000A2F2C90B4BEA50482C.jpg" xlink:type="simple" xlink:show="embed" xlink:actuate="onLoad">
            <text:p/>
          </draw:image>
        </draw:frame>
        <draw:frame draw:style-name="gr6" draw:text-style-name="P4" draw:layer="layout" svg:width="1.778cm" svg:height="1.609cm" svg:x="10.513cm" svg:y="2.642cm">
          <draw:image xlink:href="Pictures/10000000000000B3000000A2F2C90B4BEA50482C.jpg" xlink:type="simple" xlink:show="embed" xlink:actuate="onLoad">
            <text:p/>
          </draw:image>
        </draw:frame>
        <draw:frame draw:style-name="gr6" draw:text-style-name="P4" draw:layer="layout" svg:width="1.397cm" svg:height="1.397cm" svg:x="14.997cm" svg:y="2.813cm">
          <draw:image xlink:href="Pictures/10000201000001000000010053C5422B4ACD0942.png" xlink:type="simple" xlink:show="embed" xlink:actuate="onLoad">
            <text:p/>
          </draw:image>
        </draw:frame>
        <draw:frame draw:style-name="gr6" draw:text-style-name="P4" draw:layer="layout" svg:width="1.397cm" svg:height="1.397cm" svg:x="8.798cm" svg:y="4.814cm">
          <draw:image xlink:href="Pictures/10000201000001000000010053C5422B4ACD0942.png" xlink:type="simple" xlink:show="embed" xlink:actuate="onLoad">
            <text:p/>
          </draw:image>
        </draw:frame>
        <draw:frame draw:style-name="gr6" draw:text-style-name="P4" draw:layer="layout" svg:width="1.397cm" svg:height="1.397cm" svg:x="11.399cm" svg:y="6.915cm">
          <draw:image xlink:href="Pictures/10000201000001000000010053C5422B4ACD0942.png" xlink:type="simple" xlink:show="embed" xlink:actuate="onLoad">
            <text:p/>
          </draw:image>
        </draw:frame>
        <draw:line draw:style-name="gr7" draw:text-style-name="P1" draw:layer="layout" svg:x1="1.635cm" svg:y1="2.143cm" svg:x2="1.635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21:59:36.441377221</meta:creation-date>
    <dc:date>2018-12-30T22:06:44.560134682</dc:date>
    <meta:editing-duration>PT7M6S</meta:editing-duration>
    <meta:editing-cycles>6</meta:editing-cycles>
    <meta:generator>LibreOffice/6.0.6.2$Linux_X86_64 LibreOffice_project/00$Build-2</meta:generator>
    <meta:document-statistic meta:object-count="15"/>
  </office:meta>
</office:document-meta>
</file>